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legreya" svg:font-family="Alegreya" style:font-adornments="Regular" style:font-pitch="variable"/>
    <style:font-face style:name="Alegreya SC" svg:font-family="'Alegreya SC'" style:font-adornments="Bold" style:font-pitch="variable"/>
    <style:font-face style:name="Titillium" svg:font-family="Titillium" style:font-adornments="Regular" style:font-pitch="variable"/>
    <style:font-face style:name="Titillium1" svg:font-family="Titillium" style:font-adornments="Regular Italic" style:font-pitch="variable"/>
    <style:font-face style:name="Titillium2" svg:font-family="Titillium" style:font-adornments="Semibold" style:font-pitch="variable"/>
    <style:font-face style:name="Titillium Bd" svg:font-family="'Titillium Bd'" style:font-adornments="Bold"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cm" fo:margin-bottom="0cm"/>
    </style:style>
    <style:style style:name="P2" style:family="paragraph" style:parent-style-name="normal-first">
      <style:paragraph-properties fo:margin-top="0.159cm" fo:margin-bottom="0.159cm" fo:text-align="justify" style:justify-single-word="false"/>
    </style:style>
    <style:style style:name="P3" style:family="paragraph" style:parent-style-name="normal">
      <style:paragraph-properties fo:margin-left="0cm" fo:margin-right="0cm" fo:margin-top="0.159cm" fo:margin-bottom="0.159cm" fo:text-align="justify" style:justify-single-word="false" fo:text-indent="0.238cm" style:auto-text-indent="false"/>
    </style:style>
    <style:style style:name="P4" style:family="paragraph" style:parent-style-name="Standard">
      <style:text-properties style:font-name-asian="Times New Roman1"/>
    </style:style>
    <style:style style:name="P5" style:family="paragraph" style:parent-style-name="Standard">
      <style:text-properties fo:language="en" fo:country="US" style:font-name-asian="Times New Roman1"/>
    </style:style>
    <style:style style:name="P6" style:family="paragraph" style:parent-style-name="Standard" style:list-style-name="WWNum1">
      <style:paragraph-properties fo:margin-left="0cm" fo:margin-right="0cm" fo:text-indent="0cm" style:auto-text-indent="false" fo:background-color="#ffffff">
        <style:background-image/>
      </style:paragraph-properties>
    </style:style>
    <style:style style:name="P7" style:family="paragraph" style:parent-style-name="Standard" style:list-style-name="WWNum2">
      <style:paragraph-properties fo:margin-left="0cm" fo:margin-right="0cm" fo:text-indent="0cm" style:auto-text-indent="false" fo:background-color="#ffffff">
        <style:background-image/>
      </style:paragraph-properties>
    </style:style>
    <style:style style:name="P8" style:family="paragraph" style:parent-style-name="Standard" style:list-style-name="WWNum3">
      <style:paragraph-properties fo:margin-left="0cm" fo:margin-right="0cm" fo:text-indent="0cm" style:auto-text-indent="false" fo:background-color="#ffffff">
        <style:background-image/>
      </style:paragraph-properties>
    </style:style>
    <style:style style:name="P9" style:family="paragraph" style:parent-style-name="Standard" style:list-style-name="WWNum3">
      <style:paragraph-properties fo:margin-left="0cm" fo:margin-right="0cm" fo:text-indent="0cm" style:auto-text-indent="false" fo:background-color="#ffffff">
        <style:background-image/>
      </style:paragraph-properties>
      <style:text-properties style:font-name-asian="Times New Roman1"/>
    </style:style>
    <style:style style:name="P10" style:family="paragraph" style:parent-style-name="Standard" style:list-style-name="WWNum4">
      <style:paragraph-properties fo:margin-left="0cm" fo:margin-right="0cm" fo:text-indent="0cm" style:auto-text-indent="false" fo:background-color="#ffffff">
        <style:background-image/>
      </style:paragraph-properties>
      <style:text-properties style:font-name-asian="Times New Roman1"/>
    </style:style>
    <style:style style:name="P11" style:family="paragraph" style:parent-style-name="Standard" style:list-style-name="WWNum35">
      <style:paragraph-properties fo:margin-left="0cm" fo:margin-right="0cm" fo:text-indent="0cm" style:auto-text-indent="false" fo:background-color="#ffffff">
        <style:background-image/>
      </style:paragraph-properties>
      <style:text-properties style:font-name-asian="Times New Roman1"/>
    </style:style>
    <style:style style:name="P12" style:family="paragraph" style:parent-style-name="Standard" style:list-style-name="WWNum3">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3" style:family="paragraph" style:parent-style-name="Standard" style:list-style-name="WWNum9">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4" style:family="paragraph" style:parent-style-name="Standard" style:list-style-name="WWNum21">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5" style:family="paragraph" style:parent-style-name="Standard" style:list-style-name="WWNum22">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6" style:family="paragraph" style:parent-style-name="Standard" style:list-style-name="WWNum24">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7" style:family="paragraph" style:parent-style-name="Standard" style:list-style-name="WWNum27">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8" style:family="paragraph" style:parent-style-name="Standard" style:list-style-name="WWNum28">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9" style:family="paragraph" style:parent-style-name="Standard" style:list-style-name="WWNum29">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0" style:family="paragraph" style:parent-style-name="Standard" style:list-style-name="WWNum30">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1" style:family="paragraph" style:parent-style-name="Standard" style:list-style-name="WWNum33">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2" style:family="paragraph" style:parent-style-name="Standard" style:list-style-name="WWNum34">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3" style:family="paragraph" style:parent-style-name="Standard" style:list-style-name="WWNum35">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4" style:family="paragraph" style:parent-style-name="Standard" style:list-style-name="WWNum7">
      <style:paragraph-properties fo:margin-left="0cm" fo:margin-right="0cm" fo:text-indent="0cm" style:auto-text-indent="false" fo:background-color="#ffffff">
        <style:background-image/>
      </style:paragraph-properties>
    </style:style>
    <style:style style:name="P25" style:family="paragraph" style:parent-style-name="Standard" style:list-style-name="WWNum8">
      <style:paragraph-properties fo:margin-left="0cm" fo:margin-right="0cm" fo:text-indent="0cm" style:auto-text-indent="false" fo:background-color="#ffffff">
        <style:background-image/>
      </style:paragraph-properties>
    </style:style>
    <style:style style:name="P26" style:family="paragraph" style:parent-style-name="Standard" style:list-style-name="WWNum9">
      <style:paragraph-properties fo:margin-left="0cm" fo:margin-right="0cm" fo:text-indent="0cm" style:auto-text-indent="false" fo:background-color="#ffffff">
        <style:background-image/>
      </style:paragraph-properties>
    </style:style>
    <style:style style:name="P27" style:family="paragraph" style:parent-style-name="Standard" style:list-style-name="WWNum10">
      <style:paragraph-properties fo:margin-left="0cm" fo:margin-right="0cm" fo:text-indent="0cm" style:auto-text-indent="false" fo:background-color="#ffffff">
        <style:background-image/>
      </style:paragraph-properties>
    </style:style>
    <style:style style:name="P28" style:family="paragraph" style:parent-style-name="Standard" style:list-style-name="WWNum11">
      <style:paragraph-properties fo:margin-left="0cm" fo:margin-right="0cm" fo:text-indent="0cm" style:auto-text-indent="false" fo:background-color="#ffffff">
        <style:background-image/>
      </style:paragraph-properties>
    </style:style>
    <style:style style:name="P29" style:family="paragraph" style:parent-style-name="Standard" style:list-style-name="WWNum12">
      <style:paragraph-properties fo:margin-left="0cm" fo:margin-right="0cm" fo:text-indent="0cm" style:auto-text-indent="false" fo:background-color="#ffffff">
        <style:background-image/>
      </style:paragraph-properties>
    </style:style>
    <style:style style:name="P30" style:family="paragraph" style:parent-style-name="Standard" style:list-style-name="WWNum13">
      <style:paragraph-properties fo:margin-left="0cm" fo:margin-right="0cm" fo:text-indent="0cm" style:auto-text-indent="false" fo:background-color="#ffffff">
        <style:background-image/>
      </style:paragraph-properties>
    </style:style>
    <style:style style:name="P31" style:family="paragraph" style:parent-style-name="Standard" style:list-style-name="WWNum14">
      <style:paragraph-properties fo:margin-left="0cm" fo:margin-right="0cm" fo:text-indent="0cm" style:auto-text-indent="false" fo:background-color="#ffffff">
        <style:background-image/>
      </style:paragraph-properties>
    </style:style>
    <style:style style:name="P32" style:family="paragraph" style:parent-style-name="Standard" style:list-style-name="WWNum15">
      <style:paragraph-properties fo:margin-left="0cm" fo:margin-right="0cm" fo:text-indent="0cm" style:auto-text-indent="false" fo:background-color="#ffffff">
        <style:background-image/>
      </style:paragraph-properties>
    </style:style>
    <style:style style:name="P33" style:family="paragraph" style:parent-style-name="Standard" style:list-style-name="WWNum16">
      <style:paragraph-properties fo:margin-left="0cm" fo:margin-right="0cm" fo:text-indent="0cm" style:auto-text-indent="false" fo:background-color="#ffffff">
        <style:background-image/>
      </style:paragraph-properties>
    </style:style>
    <style:style style:name="P34" style:family="paragraph" style:parent-style-name="Standard" style:list-style-name="WWNum17">
      <style:paragraph-properties fo:margin-left="0cm" fo:margin-right="0cm" fo:text-indent="0cm" style:auto-text-indent="false" fo:background-color="#ffffff">
        <style:background-image/>
      </style:paragraph-properties>
    </style:style>
    <style:style style:name="P35" style:family="paragraph" style:parent-style-name="Standard" style:list-style-name="WWNum18">
      <style:paragraph-properties fo:margin-left="0cm" fo:margin-right="0cm" fo:text-indent="0cm" style:auto-text-indent="false" fo:background-color="#ffffff">
        <style:background-image/>
      </style:paragraph-properties>
    </style:style>
    <style:style style:name="P36" style:family="paragraph" style:parent-style-name="Standard" style:list-style-name="WWNum19">
      <style:paragraph-properties fo:margin-left="0cm" fo:margin-right="0cm" fo:text-indent="0cm" style:auto-text-indent="false" fo:background-color="#ffffff">
        <style:background-image/>
      </style:paragraph-properties>
    </style:style>
    <style:style style:name="P37" style:family="paragraph" style:parent-style-name="Standard" style:list-style-name="WWNum23">
      <style:paragraph-properties fo:margin-left="0cm" fo:margin-right="0cm" fo:text-indent="0cm" style:auto-text-indent="false" fo:background-color="#ffffff">
        <style:background-image/>
      </style:paragraph-properties>
    </style:style>
    <style:style style:name="P38" style:family="paragraph" style:parent-style-name="Standard" style:list-style-name="WWNum24">
      <style:paragraph-properties fo:margin-left="0cm" fo:margin-right="0cm" fo:text-indent="0cm" style:auto-text-indent="false" fo:background-color="#ffffff">
        <style:background-image/>
      </style:paragraph-properties>
    </style:style>
    <style:style style:name="P39" style:family="paragraph" style:parent-style-name="Standard" style:list-style-name="WWNum25">
      <style:paragraph-properties fo:margin-left="0cm" fo:margin-right="0cm" fo:text-indent="0cm" style:auto-text-indent="false" fo:background-color="#ffffff">
        <style:background-image/>
      </style:paragraph-properties>
    </style:style>
    <style:style style:name="P40" style:family="paragraph" style:parent-style-name="Standard" style:list-style-name="WWNum26">
      <style:paragraph-properties fo:margin-left="0cm" fo:margin-right="0cm" fo:text-indent="0cm" style:auto-text-indent="false" fo:background-color="#ffffff">
        <style:background-image/>
      </style:paragraph-properties>
    </style:style>
    <style:style style:name="P41" style:family="paragraph" style:parent-style-name="Standard" style:list-style-name="WWNum27">
      <style:paragraph-properties fo:margin-left="0cm" fo:margin-right="0cm" fo:text-indent="0cm" style:auto-text-indent="false" fo:background-color="#ffffff">
        <style:background-image/>
      </style:paragraph-properties>
    </style:style>
    <style:style style:name="P42" style:family="paragraph" style:parent-style-name="Standard" style:list-style-name="WWNum31">
      <style:paragraph-properties fo:margin-left="0cm" fo:margin-right="0cm" fo:text-indent="0cm" style:auto-text-indent="false" fo:background-color="#ffffff">
        <style:background-image/>
      </style:paragraph-properties>
    </style:style>
    <style:style style:name="P43" style:family="paragraph" style:parent-style-name="Standard" style:list-style-name="WWNum32">
      <style:paragraph-properties fo:margin-left="0cm" fo:margin-right="0cm" fo:text-indent="0cm" style:auto-text-indent="false" fo:background-color="#ffffff">
        <style:background-image/>
      </style:paragraph-properties>
    </style:style>
    <style:style style:name="P44" style:family="paragraph" style:parent-style-name="Standard" style:list-style-name="WWNum35">
      <style:paragraph-properties fo:margin-left="0cm" fo:margin-right="0cm" fo:text-indent="0cm" style:auto-text-indent="false" fo:background-color="#ffffff">
        <style:background-image/>
      </style:paragraph-properties>
    </style:style>
    <style:style style:name="P45" style:family="paragraph" style:parent-style-name="Standard" style:list-style-name="WWNum5">
      <style:paragraph-properties fo:margin-left="0cm" fo:margin-right="0cm" fo:text-indent="0cm" style:auto-text-indent="false"/>
    </style:style>
    <style:style style:name="P46" style:family="paragraph" style:parent-style-name="Standard" style:list-style-name="WWNum6">
      <style:paragraph-properties fo:margin-left="0cm" fo:margin-right="0cm" fo:text-indent="0cm" style:auto-text-indent="false"/>
      <style:text-properties fo:language="en" fo:country="US" style:font-name-asian="Times New Roman1"/>
    </style:style>
    <style:style style:name="P47" style:family="paragraph" style:parent-style-name="Standard" style:list-style-name="WWNum6">
      <style:paragraph-properties fo:margin-left="0cm" fo:margin-right="0cm" fo:text-indent="0cm" style:auto-text-indent="false"/>
      <style:text-properties style:font-name-asian="Times New Roman1"/>
    </style:style>
    <style:style style:name="P48" style:family="paragraph" style:parent-style-name="Standard" style:list-style-name="WWNum20">
      <style:paragraph-properties fo:margin-left="0cm" fo:margin-right="0cm" fo:text-indent="0cm" style:auto-text-indent="false"/>
      <style:text-properties style:font-name-asian="Times New Roman1"/>
    </style:style>
    <style:style style:name="P49" style:family="paragraph" style:parent-style-name="Standard">
      <style:paragraph-properties fo:margin-top="0.265cm" fo:margin-bottom="0cm"/>
      <style:text-properties fo:language="en" fo:country="US" style:font-name-asian="Times New Roman1"/>
    </style:style>
    <style:style style:name="P50" style:family="paragraph" style:parent-style-name="Standard">
      <style:paragraph-properties fo:margin-top="0.265cm" fo:margin-bottom="0cm"/>
      <style:text-properties style:font-name-asian="Times New Roman1"/>
    </style:style>
    <style:style style:name="P51" style:family="paragraph" style:parent-style-name="Standard">
      <style:paragraph-properties fo:margin-top="0.265cm" fo:margin-bottom="0cm" fo:background-color="#ffffff">
        <style:background-image/>
      </style:paragraph-properties>
      <style:text-properties style:font-name-asian="Times New Roman1"/>
    </style:style>
    <style:style style:name="P52" style:family="paragraph" style:parent-style-name="Standard" style:list-style-name="WWNum36">
      <style:paragraph-properties fo:margin-left="0cm" fo:margin-right="0cm" fo:text-indent="-0.635cm" style:auto-text-indent="false" fo:background-color="#ffffff">
        <style:background-image/>
      </style:paragraph-properties>
    </style:style>
    <style:style style:name="P53" style:family="paragraph" style:parent-style-name="Standard" style:list-style-name="WWNum36">
      <style:paragraph-properties fo:margin-left="0cm" fo:margin-right="0cm" fo:text-indent="-0.635cm" style:auto-text-indent="false" fo:background-color="#ffffff">
        <style:background-image/>
      </style:paragraph-properties>
      <style:text-properties fo:language="en" fo:country="US" style:font-name-asian="Times New Roman1"/>
    </style:style>
    <style:style style:name="P54" style:family="paragraph" style:parent-style-name="Standard" style:list-style-name="WWNum36">
      <style:paragraph-properties fo:margin-left="0cm" fo:margin-right="0cm" fo:text-indent="-0.635cm" style:auto-text-indent="false" fo:background-color="#ffffff">
        <style:background-image/>
      </style:paragraph-properties>
      <style:text-properties style:font-name-asian="Times New Roman1"/>
    </style:style>
    <style:style style:name="P55" style:family="paragraph" style:parent-style-name="Standard">
      <style:paragraph-properties fo:background-color="#ffffff">
        <style:background-image/>
      </style:paragraph-properties>
      <style:text-properties fo:language="en" fo:country="US" style:font-name-asian="Times New Roman1"/>
    </style:style>
    <style:style style:name="P56" style:family="paragraph" style:parent-style-name="Heading_20_1">
      <style:paragraph-properties fo:margin-top="0cm" fo:margin-bottom="0cm"/>
      <style:text-properties fo:language="en" fo:country="US" style:font-name-asian="Times New Roman1"/>
    </style:style>
    <style:style style:name="P57" style:family="paragraph" style:parent-style-name="Heading_20_1" style:master-page-name="Standard">
      <style:paragraph-properties fo:margin-top="0cm" fo:margin-bottom="0cm" style:page-number="auto"/>
    </style:style>
    <style:style style:name="P58" style:family="paragraph" style:parent-style-name="Heading_20_1">
      <style:paragraph-properties fo:margin-top="0cm" fo:margin-bottom="0cm" fo:background-color="#ffffff">
        <style:background-image/>
      </style:paragraph-properties>
    </style:style>
    <style:style style:name="P59" style:family="paragraph" style:parent-style-name="Heading_20_1" style:list-style-name="WWNum35">
      <style:paragraph-properties fo:margin-left="0cm" fo:margin-right="0cm" fo:margin-top="0cm" fo:margin-bottom="0cm" fo:text-indent="0cm" style:auto-text-indent="false" fo:background-color="#ffffff">
        <style:background-image/>
      </style:paragraph-properties>
    </style:style>
    <style:style style:name="P60" style:family="paragraph" style:parent-style-name="Heading_20_2">
      <style:paragraph-properties fo:margin-top="0cm" fo:margin-bottom="0cm"/>
      <style:text-properties fo:language="en" fo:country="US" style:font-name-asian="Times New Roman1"/>
    </style:style>
    <style:style style:name="P61" style:family="paragraph" style:parent-style-name="Heading_20_2">
      <style:paragraph-properties fo:margin-top="0cm" fo:margin-bottom="0cm"/>
      <style:text-properties style:font-name-asian="Times New Roman1"/>
    </style:style>
    <style:style style:name="P62" style:family="paragraph" style:parent-style-name="Heading_20_2">
      <style:paragraph-properties fo:margin-top="0cm" fo:margin-bottom="0cm" fo:background-color="#ffffff">
        <style:background-image/>
      </style:paragraph-properties>
      <style:text-properties fo:language="en" fo:country="US" style:font-name-asian="Times New Roman1"/>
    </style:style>
    <style:style style:name="P63" style:family="paragraph" style:parent-style-name="Heading_20_3">
      <style:paragraph-properties fo:margin-top="0cm" fo:margin-bottom="0cm"/>
      <style:text-properties fo:language="en" fo:country="US" style:font-name-asian="Times New Roman1"/>
    </style:style>
    <style:style style:name="P64" style:family="paragraph" style:parent-style-name="Heading_20_3">
      <style:paragraph-properties fo:margin-top="0cm" fo:margin-bottom="0cm" fo:background-color="#ffffff">
        <style:background-image/>
      </style:paragraph-properties>
      <style:text-properties fo:language="en" fo:country="US" style:font-name-asian="Times New Roman1"/>
    </style:style>
    <style:style style:name="P65" style:family="paragraph" style:parent-style-name="Heading_20_3">
      <style:paragraph-properties fo:margin-top="0cm" fo:margin-bottom="0cm" fo:background-color="#ffffff">
        <style:background-image/>
      </style:paragraph-properties>
      <style:text-properties style:font-name-asian="Times New Roman1"/>
    </style:style>
    <style:style style:name="P66" style:family="paragraph" style:parent-style-name="Normal_20__28_Web_29_">
      <style:text-properties fo:language="en" fo:country="US"/>
    </style:style>
    <style:style style:name="P67" style:family="paragraph" style:parent-style-name="Normal_20__28_Web_29_">
      <style:paragraph-properties fo:margin-top="0cm" fo:margin-bottom="0cm"/>
      <style:text-properties fo:font-weight="bold" style:font-weight-asian="bold" style:font-weight-complex="bold"/>
    </style:style>
    <style:style style:name="P68" style:family="paragraph" style:parent-style-name="Normal_20__28_Web_29_">
      <style:paragraph-properties fo:margin-top="0cm" fo:margin-bottom="0cm"/>
      <style:text-properties fo:language="en" fo:country="US"/>
    </style:style>
    <style:style style:name="P69" style:family="paragraph" style:parent-style-name="Normal_20__28_Web_29_">
      <style:paragraph-properties fo:margin-top="0cm" fo:margin-bottom="0cm" fo:text-align="center" style:justify-single-word="false"/>
    </style:style>
    <style:style style:name="P70" style:family="paragraph" style:parent-style-name="Normal_20__28_Web_29_">
      <style:paragraph-properties fo:margin-top="0cm" fo:margin-bottom="0cm" fo:text-align="center" style:justify-single-word="false" fo:background-color="#ffffff">
        <style:background-image/>
      </style:paragraph-properties>
    </style:style>
    <style:style style:name="P71" style:family="paragraph" style:parent-style-name="Normal_20__28_Web_29_">
      <style:paragraph-properties fo:margin-top="0cm" fo:margin-bottom="0cm" fo:background-color="#ffffff">
        <style:background-image/>
      </style:paragraph-properties>
      <style:text-properties fo:language="en" fo:country="US"/>
    </style:style>
    <style:style style:name="P72" style:family="paragraph" style:parent-style-name="normal-first">
      <style:paragraph-properties fo:margin-top="0.159cm" fo:margin-bottom="0.159cm"/>
    </style:style>
    <style:style style:name="P73" style:family="paragraph" style:parent-style-name="normal-first">
      <style:paragraph-properties fo:margin-top="0.159cm" fo:margin-bottom="0.159cm"/>
      <style:text-properties fo:language="en" fo:country="US"/>
    </style:style>
    <style:style style:name="P74" style:family="paragraph" style:parent-style-name="normal-first">
      <style:paragraph-properties fo:margin-top="0.159cm" fo:margin-bottom="0.159cm" fo:text-align="justify" style:justify-single-word="false"/>
      <style:text-properties fo:language="en" fo:country="US"/>
    </style:style>
    <style:style style:name="P75" style:family="paragraph" style:parent-style-name="normal-first">
      <style:paragraph-properties fo:margin-top="0.159cm" fo:margin-bottom="0.159cm" fo:text-align="justify" style:justify-single-word="false"/>
    </style:style>
    <style:style style:name="P76" style:family="paragraph" style:parent-style-name="normal-first">
      <style:paragraph-properties fo:margin-top="0.159cm" fo:margin-bottom="0.159cm" fo:background-color="#ffffff">
        <style:background-image/>
      </style:paragraph-properties>
      <style:text-properties fo:language="en" fo:country="US"/>
    </style:style>
    <style:style style:name="P77" style:family="paragraph" style:parent-style-name="normal-first">
      <style:paragraph-properties fo:margin-top="0.159cm" fo:margin-bottom="0.159cm" fo:text-align="justify" style:justify-single-word="false" fo:background-color="#ffffff">
        <style:background-image/>
      </style:paragraph-properties>
      <style:text-properties fo:language="en" fo:country="US"/>
    </style:style>
    <style:style style:name="P78" style:family="paragraph" style:parent-style-name="normal-first">
      <style:paragraph-properties fo:margin-top="0.159cm" fo:margin-bottom="0.159cm" fo:text-align="justify" style:justify-single-word="false" fo:background-color="#ffffff">
        <style:background-image/>
      </style:paragraph-properties>
    </style:style>
    <style:style style:name="P79" style:family="paragraph" style:parent-style-name="normal">
      <style:paragraph-properties fo:margin-left="0cm" fo:margin-right="0cm" fo:margin-top="0.159cm" fo:margin-bottom="0.159cm" fo:text-indent="0.238cm" style:auto-text-indent="false"/>
    </style:style>
    <style:style style:name="P80" style:family="paragraph" style:parent-style-name="normal">
      <style:paragraph-properties fo:margin-left="0cm" fo:margin-right="0cm" fo:margin-top="0.159cm" fo:margin-bottom="0.159cm" fo:text-indent="0.238cm" style:auto-text-indent="false"/>
      <style:text-properties fo:language="en" fo:country="US"/>
    </style:style>
    <style:style style:name="P81" style:family="paragraph" style:parent-style-name="normal">
      <style:paragraph-properties fo:margin-left="0cm" fo:margin-right="0cm" fo:margin-top="0.159cm" fo:margin-bottom="0.159cm" fo:text-align="justify" style:justify-single-word="false" fo:text-indent="0.238cm" style:auto-text-indent="false"/>
      <style:text-properties fo:language="en" fo:country="US"/>
    </style:style>
    <style:style style:name="P82" style:family="paragraph" style:parent-style-name="normal">
      <style:paragraph-properties fo:margin-left="0cm" fo:margin-right="0cm" fo:margin-top="0.159cm" fo:margin-bottom="0.159cm" fo:text-align="justify" style:justify-single-word="false" fo:text-indent="0.238cm" style:auto-text-indent="false"/>
    </style:style>
    <style:style style:name="P83" style:family="paragraph" style:parent-style-name="normal">
      <style:paragraph-properties fo:margin-left="0cm" fo:margin-right="0cm" fo:margin-top="0.159cm" fo:margin-bottom="0.159cm" fo:text-align="justify" style:justify-single-word="false" fo:text-indent="0.238cm" style:auto-text-indent="false" fo:background-color="#ffffff">
        <style:background-image/>
      </style:paragraph-properties>
      <style:text-properties fo:language="en" fo:country="US"/>
    </style:style>
    <style:style style:name="P84" style:family="paragraph" style:parent-style-name="normal">
      <style:paragraph-properties fo:margin-left="0cm" fo:margin-right="0cm" fo:margin-top="0.159cm" fo:margin-bottom="0.159cm" fo:text-align="justify" style:justify-single-word="false" fo:text-indent="0.238cm" style:auto-text-indent="false" fo:background-color="#ffffff">
        <style:background-image/>
      </style:paragraph-properties>
    </style:style>
    <style:style style:name="P85" style:family="paragraph" style:parent-style-name="normal">
      <style:paragraph-properties fo:margin-left="0cm" fo:margin-right="0cm" fo:margin-top="0.159cm" fo:margin-bottom="0.159cm" fo:text-align="center" style:justify-single-word="false" fo:text-indent="0.238cm" style:auto-text-indent="false" fo:background-color="#ffffff">
        <style:background-image/>
      </style:paragraph-properties>
    </style:style>
    <style:style style:name="P86" style:family="paragraph" style:parent-style-name="normal">
      <style:paragraph-properties fo:margin-top="0.159cm" fo:margin-bottom="0.159cm"/>
    </style:style>
    <style:style style:name="P87" style:family="paragraph" style:parent-style-name="normal">
      <style:paragraph-properties fo:margin-top="0.159cm" fo:margin-bottom="0.159cm"/>
      <style:text-properties fo:language="en" fo:country="US"/>
    </style:style>
    <style:style style:name="P88" style:family="paragraph" style:parent-style-name="example">
      <style:paragraph-properties fo:margin-left="0.476cm" fo:margin-right="0.476cm" fo:margin-top="0.238cm" fo:margin-bottom="0.238cm" fo:text-indent="0cm" style:auto-text-indent="false"/>
    </style:style>
    <style:style style:name="P89" style:family="paragraph" style:parent-style-name="example">
      <style:paragraph-properties fo:margin-left="0.476cm" fo:margin-right="0.476cm" fo:margin-top="0.238cm" fo:margin-bottom="0.238cm" fo:text-indent="0cm" style:auto-text-indent="false"/>
      <style:text-properties fo:language="en" fo:country="US"/>
    </style:style>
    <style:style style:name="P90" style:family="paragraph" style:parent-style-name="example">
      <style:paragraph-properties fo:margin-left="0.476cm" fo:margin-right="0.476cm" fo:margin-top="0.238cm" fo:margin-bottom="0.238cm" fo:text-align="justify" style:justify-single-word="false" fo:text-indent="0cm" style:auto-text-indent="false"/>
      <style:text-properties fo:language="en" fo:country="US"/>
    </style:style>
    <style:style style:name="P91" style:family="paragraph" style:parent-style-name="example">
      <style:paragraph-properties fo:margin-left="0.476cm" fo:margin-right="0.476cm" fo:margin-top="0.238cm" fo:margin-bottom="0.238cm" fo:text-align="justify" style:justify-single-word="false" fo:text-indent="0cm" style:auto-text-indent="false"/>
    </style:style>
    <style:style style:name="P92" style:family="paragraph" style:parent-style-name="sidebar-header">
      <style:paragraph-properties fo:margin-top="0cm" fo:margin-bottom="0.212cm" fo:text-align="center" style:justify-single-word="false"/>
      <style:text-properties fo:text-transform="uppercase" fo:font-weight="bold" style:font-weight-asian="bold" style:font-weight-complex="bold"/>
    </style:style>
    <style:style style:name="P93" style:family="paragraph" style:parent-style-name="sidebar-header">
      <style:paragraph-properties fo:margin-top="0cm" fo:margin-bottom="0.212cm"/>
      <style:text-properties fo:text-transform="uppercase" fo:language="en" fo:country="US" fo:font-weight="bold" style:font-weight-asian="bold" style:font-weight-complex="bold"/>
    </style:style>
    <style:style style:name="P94" style:family="paragraph" style:parent-style-name="sidebar-header">
      <style:paragraph-properties fo:margin-top="0cm" fo:margin-bottom="0.212cm" fo:text-align="center" style:justify-single-word="false"/>
      <style:text-properties fo:text-transform="uppercase" fo:language="en" fo:country="US" fo:font-weight="bold" style:font-weight-asian="bold" style:font-weight-complex="bold"/>
    </style:style>
    <style:style style:name="P95" style:family="paragraph" style:parent-style-name="sidebar-header">
      <style:paragraph-properties fo:margin-top="0cm" fo:margin-bottom="0.212cm" fo:text-align="center" style:justify-single-word="false" fo:background-color="#ffffff">
        <style:background-image/>
      </style:paragraph-properties>
      <style:text-properties fo:text-transform="uppercase" fo:language="en" fo:country="US" fo:font-weight="bold" style:font-weight-asian="bold" style:font-weight-complex="bold"/>
    </style:style>
    <style:style style:name="P96" style:family="paragraph" style:parent-style-name="sidebar-header">
      <style:text-properties fo:text-transform="uppercase" fo:language="en" fo:country="US" fo:font-weight="bold" style:font-name-asian="Times New Roman1" style:font-weight-asian="bold" style:font-weight-complex="bold"/>
    </style:style>
    <style:style style:name="P97" style:family="paragraph" style:parent-style-name="sidebar-body">
      <style:paragraph-properties fo:margin-top="0cm" fo:margin-bottom="0.159cm"/>
    </style:style>
    <style:style style:name="P98" style:family="paragraph" style:parent-style-name="sidebar-body">
      <style:paragraph-properties fo:margin-top="0cm" fo:margin-bottom="0.159cm"/>
      <style:text-properties fo:language="en" fo:country="US"/>
    </style:style>
    <style:style style:name="P99" style:family="paragraph" style:parent-style-name="sidebar-body-first">
      <style:paragraph-properties fo:margin-top="0cm" fo:margin-bottom="0cm"/>
    </style:style>
    <style:style style:name="P100" style:family="paragraph" style:parent-style-name="sidebar-body-first">
      <style:paragraph-properties fo:margin-top="0cm" fo:margin-bottom="0cm"/>
      <style:text-properties fo:language="en" fo:country="US"/>
    </style:style>
    <style:style style:name="P101" style:family="paragraph" style:parent-style-name="sidebar-body-first">
      <style:paragraph-properties fo:margin-top="0cm" fo:margin-bottom="0cm" fo:text-align="justify" style:justify-single-word="false"/>
      <style:text-properties fo:language="en" fo:country="US"/>
    </style:style>
    <style:style style:name="P102" style:family="paragraph" style:parent-style-name="sidebar-body-first">
      <style:paragraph-properties fo:margin-top="0cm" fo:margin-bottom="0cm" fo:text-align="justify" style:justify-single-word="false"/>
    </style:style>
    <style:style style:name="P103" style:family="paragraph" style:parent-style-name="sidebar-body-first">
      <style:paragraph-properties fo:margin-top="0cm" fo:margin-bottom="0cm" fo:text-align="justify" style:justify-single-word="false" fo:background-color="#ffffff">
        <style:background-image/>
      </style:paragraph-properties>
      <style:text-properties fo:language="en" fo:country="US"/>
    </style:style>
    <style:style style:name="P104" style:family="paragraph" style:parent-style-name="sidebar-body-first">
      <style:paragraph-properties fo:margin-top="0cm" fo:margin-bottom="0cm" fo:text-align="justify" style:justify-single-word="false" fo:background-color="#ffffff">
        <style:background-image/>
      </style:paragraph-properties>
    </style:style>
    <style:style style:name="P105" style:family="paragraph" style:parent-style-name="inline-header--ih-">
      <style:paragraph-properties fo:margin-top="0.159cm" fo:margin-bottom="0.159cm" fo:text-align="justify" style:justify-single-word="false"/>
    </style:style>
    <style:style style:name="P106" style:family="paragraph" style:parent-style-name="inline-header--ih-">
      <style:paragraph-properties fo:margin-top="0.159cm" fo:margin-bottom="0.159cm" fo:text-align="justify" style:justify-single-word="false" fo:background-color="#ffffff">
        <style:background-image/>
      </style:paragraph-properties>
    </style:style>
    <style:style style:name="P107" style:family="paragraph" style:parent-style-name="inline-header--ih-">
      <style:paragraph-properties fo:margin-top="0.238cm" fo:margin-bottom="0.159cm" fo:text-align="justify" style:justify-single-word="false"/>
    </style:style>
    <style:style style:name="P108" style:family="paragraph" style:parent-style-name="example-start">
      <style:paragraph-properties fo:margin-left="0.476cm" fo:margin-right="0.476cm" fo:margin-top="0.238cm" fo:margin-bottom="0cm" fo:text-align="justify" style:justify-single-word="false" fo:text-indent="0cm" style:auto-text-indent="false"/>
    </style:style>
    <style:style style:name="P109" style:family="paragraph" style:parent-style-name="heading-3">
      <style:paragraph-properties fo:margin-top="0.132cm" fo:margin-bottom="0cm" fo:background-color="#ffffff">
        <style:background-image/>
      </style:paragraph-properties>
    </style:style>
    <style:style style:name="P110" style:family="paragraph" style:parent-style-name="heading-3">
      <style:paragraph-properties fo:margin-top="0.132cm" fo:margin-bottom="0cm" fo:background-color="#ffffff">
        <style:background-image/>
      </style:paragraph-properties>
      <style:text-properties fo:text-transform="uppercase" fo:language="en" fo:country="US"/>
    </style:style>
    <style:style style:name="P111" style:family="paragraph" style:parent-style-name="heading-3">
      <style:paragraph-properties fo:margin-top="0.132cm" fo:margin-bottom="0cm" fo:text-align="center" style:justify-single-word="false" fo:background-color="#ffffff">
        <style:background-image/>
      </style:paragraph-properties>
      <style:text-properties fo:text-transform="uppercase" fo:language="en" fo:country="US" fo:font-weight="bold" style:font-weight-asian="bold" style:font-weight-complex="bold"/>
    </style:style>
    <style:style style:name="P112" style:family="paragraph" style:parent-style-name="heading-3">
      <style:paragraph-properties fo:margin-top="0.132cm" fo:margin-bottom="0cm" fo:text-align="center" style:justify-single-word="false" fo:background-color="#ffffff">
        <style:background-image/>
      </style:paragraph-properties>
      <style:text-properties fo:text-transform="uppercase" fo:language="en" fo:country="US"/>
    </style:style>
    <style:style style:name="P113" style:family="paragraph" style:parent-style-name="mookstats">
      <style:paragraph-properties fo:margin-left="0.238cm" fo:margin-right="0cm" fo:margin-top="0cm" fo:margin-bottom="0cm" fo:text-indent="-0.238cm" style:auto-text-indent="false" fo:background-color="#ffffff">
        <style:background-image/>
      </style:paragraph-properties>
    </style:style>
    <style:style style:name="P114" style:family="paragraph" style:parent-style-name="mookstats">
      <style:paragraph-properties fo:margin-left="0.238cm" fo:margin-right="0cm" fo:margin-top="0cm" fo:margin-bottom="0cm" fo:text-align="center" style:justify-single-word="false" fo:text-indent="-0.238cm" style:auto-text-indent="false" fo:background-color="#ffffff">
        <style:background-image/>
      </style:paragraph-properties>
    </style:style>
    <style:style style:name="P115" style:family="paragraph">
      <style:paragraph-properties fo:text-align="center"/>
    </style:style>
    <style:style style:name="T1" style:family="text">
      <style:text-properties style:font-name-asian="Times New Roman1"/>
    </style:style>
    <style:style style:name="T2" style:family="text">
      <style:text-properties fo:language="en" fo:country="US"/>
    </style:style>
    <style:style style:name="T3" style:family="text">
      <style:text-properties fo:language="en" fo:country="US" style:font-name-asian="Times New Roman1"/>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language="en" fo:country="US" fo:font-style="italic" fo:font-weight="bold" style:font-name-asian="Times New Roman1" style:font-style-asian="italic" style:font-weight-asian="bold" style:font-style-complex="italic" style:font-weight-complex="bold"/>
    </style:style>
    <style:style style:name="T7" style:family="text">
      <style:text-properties fo:language="en" fo:country="US" fo:font-style="italic" style:font-name-asian="Times New Roman1" style:font-style-asian="italic" style:font-style-complex="italic"/>
    </style:style>
    <style:style style:name="T8" style:family="text">
      <style:text-properties fo:language="en" fo:country="US" fo:font-weight="bold" style:font-name-asian="Times New Roman1" style:font-weight-asian="bold" style:font-weight-complex="bold"/>
    </style:style>
    <style:style style:name="T9" style:family="text">
      <style:text-properties fo:language="en" fo:country="US" fo:font-weight="bold" fo:background-color="#ffffff" style:font-weight-asian="bold" style:font-weight-complex="bold"/>
    </style:style>
    <style:style style:name="T10" style:family="text">
      <style:text-properties fo:language="en" fo:country="US" fo:font-weight="bold" style:font-weight-asian="bold" style:font-weight-complex="bold"/>
    </style:style>
    <style:style style:name="T11" style:family="text">
      <style:text-properties fo:language="en" fo:country="US" fo:background-color="#ffffff"/>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weight="bold" style:font-weight-asian="bold" style:font-weight-complex="bold"/>
    </style:style>
    <style:style style:name="T15" style:family="text">
      <style:text-properties fo:font-weight="bold" style:font-name-asian="Times New Roman1" style:font-weight-asian="bold" style:font-weight-complex="bold"/>
    </style:style>
    <style:style style:name="T16" style:family="text">
      <style:text-properties fo:color="#0000ff" fo:language="en" fo:country="US" fo:font-style="italic" style:text-underline-style="solid" style:text-underline-width="auto" style:text-underline-color="font-color" style:font-name-asian="Times New Roman1" style:font-style-asian="italic" style:font-style-complex="italic"/>
    </style:style>
    <style:style style:name="T17" style:family="text">
      <style:text-properties fo:color="#0000ff" fo:language="en" fo:country="US" fo:font-style="italic" style:text-underline-style="solid" style:text-underline-width="auto" style:text-underline-color="font-color" style:font-style-asian="italic" style:font-style-complex="italic"/>
    </style:style>
    <style:style style:name="T18" style:family="text">
      <style:text-properties fo:text-transform="uppercase"/>
    </style:style>
    <style:style style:name="T19" style:family="text">
      <style:text-properties fo:text-transform="uppercase" fo:font-weight="bold" style:font-weight-asian="bold" style:font-weight-complex="bold"/>
    </style:style>
    <style:style style:name="T20" style:family="text">
      <style:text-properties fo:text-transform="uppercase" fo:language="en" fo:country="US"/>
    </style:style>
    <style:style style:name="T21" style:family="text">
      <style:text-properties fo:text-transform="uppercase" fo:language="en" fo:country="US" fo:font-weight="bold" style:font-weight-asian="bold" style:font-weight-complex="bold"/>
    </style:style>
    <style:style style:name="gr1" style:family="graphic">
      <style:graphic-properties draw:stroke="none" svg:stroke-width="0cm" draw:fill="solid" draw:fill-color="#a0a0a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draw:rect text:anchor-type="paragraph" draw:z-index="66" draw:style-name="gr1" draw:text-style-name="P115" svg:width="0.003cm" svg:height="0.054cm" svg:x="0cm" svg:y="0cm"><text:p/></draw:rect><draw:rect text:anchor-type="paragraph" draw:z-index="65" draw:style-name="gr1" draw:text-style-name="P115" svg:width="0.003cm" svg:height="0.054cm" svg:x="0cm" svg:y="0cm"><text:p/></draw:rect><draw:rect text:anchor-type="paragraph" draw:z-index="64" draw:style-name="gr1" draw:text-style-name="P115" svg:width="0.003cm" svg:height="0.054cm" svg:x="0cm" svg:y="0cm"><text:p/></draw:rect><draw:rect text:anchor-type="paragraph" draw:z-index="63" draw:style-name="gr1" draw:text-style-name="P115" svg:width="0.003cm" svg:height="0.054cm" svg:x="0cm" svg:y="0cm"><text:p/></draw:rect><draw:rect text:anchor-type="paragraph" draw:z-index="62" draw:style-name="gr1" draw:text-style-name="P115" svg:width="0.003cm" svg:height="0.054cm" svg:x="0cm" svg:y="0cm"><text:p/></draw:rect><draw:rect text:anchor-type="paragraph" draw:z-index="61" draw:style-name="gr1" draw:text-style-name="P115" svg:width="0.003cm" svg:height="0.054cm" svg:x="0cm" svg:y="0cm"><text:p/></draw:rect><draw:rect text:anchor-type="paragraph" draw:z-index="60" draw:style-name="gr1" draw:text-style-name="P115" svg:width="0.003cm" svg:height="0.054cm" svg:x="0cm" svg:y="0cm"><text:p/></draw:rect><draw:rect text:anchor-type="paragraph" draw:z-index="59" draw:style-name="gr1" draw:text-style-name="P115" svg:width="0.003cm" svg:height="0.054cm" svg:x="0cm" svg:y="0cm"><text:p/></draw:rect><draw:rect text:anchor-type="paragraph" draw:z-index="58" draw:style-name="gr1" draw:text-style-name="P115" svg:width="0.003cm" svg:height="0.054cm" svg:x="0cm" svg:y="0cm"><text:p/></draw:rect><draw:rect text:anchor-type="paragraph" draw:z-index="57" draw:style-name="gr1" draw:text-style-name="P115" svg:width="0.003cm" svg:height="0.054cm" svg:x="0cm" svg:y="0cm"><text:p/></draw:rect><draw:rect text:anchor-type="paragraph" draw:z-index="56" draw:style-name="gr1" draw:text-style-name="P115" svg:width="0.003cm" svg:height="0.054cm" svg:x="0cm" svg:y="0cm"><text:p/></draw:rect><draw:rect text:anchor-type="paragraph" draw:z-index="55" draw:style-name="gr1" draw:text-style-name="P115" svg:width="0.003cm" svg:height="0.054cm" svg:x="0cm" svg:y="0cm"><text:p/></draw:rect><draw:rect text:anchor-type="paragraph" draw:z-index="54" draw:style-name="gr1" draw:text-style-name="P115" svg:width="0.003cm" svg:height="0.054cm" svg:x="0cm" svg:y="0cm"><text:p/></draw:rect><draw:rect text:anchor-type="paragraph" draw:z-index="53" draw:style-name="gr1" draw:text-style-name="P115" svg:width="0.003cm" svg:height="0.054cm" svg:x="0cm" svg:y="0cm"><text:p/></draw:rect><draw:rect text:anchor-type="paragraph" draw:z-index="52" draw:style-name="gr1" draw:text-style-name="P115" svg:width="0.003cm" svg:height="0.054cm" svg:x="0cm" svg:y="0cm"><text:p/></draw:rect><draw:rect text:anchor-type="paragraph" draw:z-index="51" draw:style-name="gr1" draw:text-style-name="P115" svg:width="0.003cm" svg:height="0.054cm" svg:x="0cm" svg:y="0cm"><text:p/></draw:rect><draw:rect text:anchor-type="paragraph" draw:z-index="50" draw:style-name="gr1" draw:text-style-name="P115" svg:width="0.003cm" svg:height="0.054cm" svg:x="0cm" svg:y="0cm"><text:p/></draw:rect><draw:rect text:anchor-type="paragraph" draw:z-index="49" draw:style-name="gr1" draw:text-style-name="P115" svg:width="0.003cm" svg:height="0.054cm" svg:x="0cm" svg:y="0cm"><text:p/></draw:rect><draw:rect text:anchor-type="paragraph" draw:z-index="48" draw:style-name="gr1" draw:text-style-name="P115" svg:width="0.003cm" svg:height="0.054cm" svg:x="0cm" svg:y="0cm"><text:p/></draw:rect><draw:rect text:anchor-type="paragraph" draw:z-index="47" draw:style-name="gr1" draw:text-style-name="P115" svg:width="0.003cm" svg:height="0.054cm" svg:x="0cm" svg:y="0cm"><text:p/></draw:rect><draw:rect text:anchor-type="paragraph" draw:z-index="46" draw:style-name="gr1" draw:text-style-name="P115" svg:width="0.003cm" svg:height="0.054cm" svg:x="0cm" svg:y="0cm"><text:p/></draw:rect><draw:rect text:anchor-type="paragraph" draw:z-index="45" draw:style-name="gr1" draw:text-style-name="P115" svg:width="0.003cm" svg:height="0.054cm" svg:x="0cm" svg:y="0cm"><text:p/></draw:rect><draw:rect text:anchor-type="paragraph" draw:z-index="44" draw:style-name="gr1" draw:text-style-name="P115" svg:width="0.003cm" svg:height="0.054cm" svg:x="0cm" svg:y="0cm"><text:p/></draw:rect><draw:rect text:anchor-type="paragraph" draw:z-index="43" draw:style-name="gr1" draw:text-style-name="P115" svg:width="0.003cm" svg:height="0.054cm" svg:x="0cm" svg:y="0cm"><text:p/></draw:rect><draw:rect text:anchor-type="paragraph" draw:z-index="42" draw:style-name="gr1" draw:text-style-name="P115" svg:width="0.003cm" svg:height="0.054cm" svg:x="0cm" svg:y="0cm"><text:p/></draw:rect><draw:rect text:anchor-type="paragraph" draw:z-index="41" draw:style-name="gr1" draw:text-style-name="P115" svg:width="0.003cm" svg:height="0.054cm" svg:x="0cm" svg:y="0cm"><text:p/></draw:rect><draw:rect text:anchor-type="paragraph" draw:z-index="40" draw:style-name="gr1" draw:text-style-name="P115" svg:width="0.003cm" svg:height="0.054cm" svg:x="0cm" svg:y="0cm"><text:p/></draw:rect><draw:rect text:anchor-type="paragraph" draw:z-index="39" draw:style-name="gr1" draw:text-style-name="P115" svg:width="0.003cm" svg:height="0.054cm" svg:x="0cm" svg:y="0cm"><text:p/></draw:rect><draw:rect text:anchor-type="paragraph" draw:z-index="38" draw:style-name="gr1" draw:text-style-name="P115" svg:width="0.003cm" svg:height="0.054cm" svg:x="0cm" svg:y="0cm"><text:p/></draw:rect><draw:rect text:anchor-type="paragraph" draw:z-index="37" draw:style-name="gr1" draw:text-style-name="P115" svg:width="0.003cm" svg:height="0.054cm" svg:x="0cm" svg:y="0cm"><text:p/></draw:rect><draw:rect text:anchor-type="paragraph" draw:z-index="36" draw:style-name="gr1" draw:text-style-name="P115" svg:width="0.003cm" svg:height="0.054cm" svg:x="0cm" svg:y="0cm"><text:p/></draw:rect><draw:rect text:anchor-type="paragraph" draw:z-index="35" draw:style-name="gr1" draw:text-style-name="P115" svg:width="0.003cm" svg:height="0.054cm" svg:x="0cm" svg:y="0cm"><text:p/></draw:rect><draw:rect text:anchor-type="paragraph" draw:z-index="34" draw:style-name="gr1" draw:text-style-name="P115" svg:width="0.003cm" svg:height="0.054cm" svg:x="0cm" svg:y="0cm"><text:p/></draw:rect><draw:rect text:anchor-type="paragraph" draw:z-index="33" draw:style-name="gr1" draw:text-style-name="P115" svg:width="0.003cm" svg:height="0.054cm" svg:x="0cm" svg:y="0cm"><text:p/></draw:rect><draw:rect text:anchor-type="paragraph" draw:z-index="32" draw:style-name="gr1" draw:text-style-name="P115" svg:width="0.003cm" svg:height="0.054cm" svg:x="0cm" svg:y="0cm"><text:p/></draw:rect><draw:rect text:anchor-type="paragraph" draw:z-index="31" draw:style-name="gr1" draw:text-style-name="P115" svg:width="0.003cm" svg:height="0.054cm" svg:x="0cm" svg:y="0cm"><text:p/></draw:rect><draw:rect text:anchor-type="paragraph" draw:z-index="30" draw:style-name="gr1" draw:text-style-name="P115" svg:width="0.003cm" svg:height="0.054cm" svg:x="0cm" svg:y="0cm"><text:p/></draw:rect><draw:rect text:anchor-type="paragraph" draw:z-index="29" draw:style-name="gr1" draw:text-style-name="P115" svg:width="0.003cm" svg:height="0.054cm" svg:x="0cm" svg:y="0cm"><text:p/></draw:rect><draw:rect text:anchor-type="paragraph" draw:z-index="28" draw:style-name="gr1" draw:text-style-name="P115" svg:width="0.003cm" svg:height="0.054cm" svg:x="0cm" svg:y="0cm"><text:p/></draw:rect><draw:rect text:anchor-type="paragraph" draw:z-index="27" draw:style-name="gr1" draw:text-style-name="P115" svg:width="0.003cm" svg:height="0.054cm" svg:x="0cm" svg:y="0cm"><text:p/></draw:rect><draw:rect text:anchor-type="paragraph" draw:z-index="26" draw:style-name="gr1" draw:text-style-name="P115" svg:width="0.003cm" svg:height="0.054cm" svg:x="0cm" svg:y="0cm"><text:p/></draw:rect><draw:rect text:anchor-type="paragraph" draw:z-index="25" draw:style-name="gr1" draw:text-style-name="P115" svg:width="0.003cm" svg:height="0.054cm" svg:x="0cm" svg:y="0cm"><text:p/></draw:rect><draw:rect text:anchor-type="paragraph" draw:z-index="24" draw:style-name="gr1" draw:text-style-name="P115" svg:width="0.003cm" svg:height="0.054cm" svg:x="0cm" svg:y="0cm"><text:p/></draw:rect><draw:rect text:anchor-type="paragraph" draw:z-index="23" draw:style-name="gr1" draw:text-style-name="P115" svg:width="0.003cm" svg:height="0.054cm" svg:x="0cm" svg:y="0cm"><text:p/></draw:rect><draw:rect text:anchor-type="paragraph" draw:z-index="22" draw:style-name="gr1" draw:text-style-name="P115" svg:width="0.003cm" svg:height="0.054cm" svg:x="0cm" svg:y="0cm"><text:p/></draw:rect><draw:rect text:anchor-type="paragraph" draw:z-index="21" draw:style-name="gr1" draw:text-style-name="P115" svg:width="0.003cm" svg:height="0.054cm" svg:x="0cm" svg:y="0cm"><text:p/></draw:rect><draw:rect text:anchor-type="paragraph" draw:z-index="20" draw:style-name="gr1" draw:text-style-name="P115" svg:width="0.003cm" svg:height="0.054cm" svg:x="0cm" svg:y="0cm"><text:p/></draw:rect><draw:rect text:anchor-type="paragraph" draw:z-index="19" draw:style-name="gr1" draw:text-style-name="P115" svg:width="0.003cm" svg:height="0.054cm" svg:x="0cm" svg:y="0cm"><text:p/></draw:rect><draw:rect text:anchor-type="paragraph" draw:z-index="18" draw:style-name="gr1" draw:text-style-name="P115" svg:width="0.003cm" svg:height="0.054cm" svg:x="0cm" svg:y="0cm"><text:p/></draw:rect><draw:rect text:anchor-type="paragraph" draw:z-index="17" draw:style-name="gr1" draw:text-style-name="P115" svg:width="0.003cm" svg:height="0.054cm" svg:x="0cm" svg:y="0cm"><text:p/></draw:rect><draw:rect text:anchor-type="paragraph" draw:z-index="16" draw:style-name="gr1" draw:text-style-name="P115" svg:width="0.003cm" svg:height="0.054cm" svg:x="0cm" svg:y="0cm"><text:p/></draw:rect><draw:rect text:anchor-type="paragraph" draw:z-index="15" draw:style-name="gr1" draw:text-style-name="P115" svg:width="0.003cm" svg:height="0.054cm" svg:x="0cm" svg:y="0cm"><text:p/></draw:rect><draw:rect text:anchor-type="paragraph" draw:z-index="14" draw:style-name="gr1" draw:text-style-name="P115" svg:width="0.003cm" svg:height="0.054cm" svg:x="0cm" svg:y="0cm"><text:p/></draw:rect><draw:rect text:anchor-type="paragraph" draw:z-index="13" draw:style-name="gr1" draw:text-style-name="P115" svg:width="0.003cm" svg:height="0.054cm" svg:x="0cm" svg:y="0cm"><text:p/></draw:rect><draw:rect text:anchor-type="paragraph" draw:z-index="12" draw:style-name="gr1" draw:text-style-name="P115" svg:width="0.003cm" svg:height="0.054cm" svg:x="0cm" svg:y="0cm"><text:p/></draw:rect><draw:rect text:anchor-type="paragraph" draw:z-index="11" draw:style-name="gr1" draw:text-style-name="P115" svg:width="0.003cm" svg:height="0.054cm" svg:x="0cm" svg:y="0cm"><text:p/></draw:rect><draw:rect text:anchor-type="paragraph" draw:z-index="10" draw:style-name="gr1" draw:text-style-name="P115" svg:width="0.003cm" svg:height="0.054cm" svg:x="0cm" svg:y="0cm"><text:p/></draw:rect><draw:rect text:anchor-type="paragraph" draw:z-index="9" draw:style-name="gr1" draw:text-style-name="P115" svg:width="0.003cm" svg:height="0.054cm" svg:x="0cm" svg:y="0cm"><text:p/></draw:rect><draw:rect text:anchor-type="paragraph" draw:z-index="8" draw:style-name="gr1" draw:text-style-name="P115" svg:width="0.003cm" svg:height="0.054cm" svg:x="0cm" svg:y="0cm"><text:p/></draw:rect><draw:rect text:anchor-type="paragraph" draw:z-index="7" draw:style-name="gr1" draw:text-style-name="P115" svg:width="0.003cm" svg:height="0.054cm" svg:x="0cm" svg:y="0cm"><text:p/></draw:rect><draw:rect text:anchor-type="paragraph" draw:z-index="6" draw:style-name="gr1" draw:text-style-name="P115" svg:width="0.003cm" svg:height="0.054cm" svg:x="0cm" svg:y="0cm"><text:p/></draw:rect><draw:rect text:anchor-type="paragraph" draw:z-index="5" draw:style-name="gr1" draw:text-style-name="P115" svg:width="0.003cm" svg:height="0.054cm" svg:x="0cm" svg:y="0cm"><text:p/></draw:rect><draw:rect text:anchor-type="paragraph" draw:z-index="4" draw:style-name="gr1" draw:text-style-name="P115" svg:width="0.003cm" svg:height="0.054cm" svg:x="0cm" svg:y="0cm"><text:p/></draw:rect><draw:rect text:anchor-type="paragraph" draw:z-index="3" draw:style-name="gr1" draw:text-style-name="P115" svg:width="0.003cm" svg:height="0.054cm" svg:x="0cm" svg:y="0cm"><text:p/></draw:rect><draw:rect text:anchor-type="paragraph" draw:z-index="2" draw:style-name="gr1" draw:text-style-name="P115" svg:width="0.003cm" svg:height="0.054cm" svg:x="0cm" svg:y="0cm"><text:p/></draw:rect><draw:rect text:anchor-type="paragraph" draw:z-index="1" draw:style-name="gr1" draw:text-style-name="P115" svg:width="0.003cm" svg:height="0.054cm" svg:x="0cm" svg:y="0cm"><text:p/></draw:rect><draw:rect text:anchor-type="paragraph" draw:z-index="0" draw:style-name="gr1" draw:text-style-name="P115" svg:width="0.003cm" svg:height="0.054cm" svg:x="0cm" svg:y="0cm"><text:p/></draw:rect><text:span text:style-name="T3">Aspects and Fate Points</text:span></text:h>
      <text:p text:style-name="P2"><text:span text:style-name="T2">An </text:span><text:span text:style-name="term"><text:span text:style-name="T10">aspect</text:span></text:span><text:span text:style-name="T2"> is a word or phrase that describes something special about a person, place, thing, situation, or group. Almost anything you can think of can have aspects. A person might be the </text:span><text:span text:style-name="aspect"><text:span text:style-name="T5">Greatest Swordswoman on the Cloud Sea</text:span></text:span><text:span text:style-name="T2">. A room might be </text:span><text:span text:style-name="aspect"><text:span text:style-name="T5">On Fire</text:span></text:span><text:span text:style-name="T2"> after you knock over an oil lamp. After a time-travel encounter with a dinosaur, you might be </text:span><text:span text:style-name="aspect"><text:span text:style-name="T5">Terrified</text:span></text:span><text:span text:style-name="T2">. Aspects let you change the story in ways that go along with your character’s tendencies, skills, or problems.</text:span></text:p>
      <text:p text:style-name="P3"><text:span text:style-name="T2">You </text:span><text:span text:style-name="term"><text:span text:style-name="T10">spend</text:span></text:span><text:span text:style-name="T2"> </text:span><text:span text:style-name="term"><text:span text:style-name="T10">fate points</text:span></text:span><text:span text:style-name="T2">—which you keep track of with pennies or glass beads or poker chips or some other tokens—to unlock the power of aspects and make them help you. You </text:span><text:span text:style-name="term"><text:span text:style-name="T10">earn</text:span></text:span><text:span text:style-name="T2"> fate points by letting a character aspect be compelled against you to complicate the situation or make your life harder. Be sure to keep track of the fate points you have left at the end of the session—if you have </text:span><text:a xlink:type="simple" xlink:href="#refresh">more than your refresh</text:a><text:span text:style-name="T2">, you start the next session with the fate points you ended this session with.</text:span></text:p>
      <text:p text:style-name="P90">You earned a lot of fate points during your game session, ending the day with five fate points. Your refresh is 2, so you’ll start with five fate points the next time you play. But another player ends the same session with just one fate point. His refresh is 3, so he’ll begin the next session with 3 fate points, not just the one he had left over.</text:p>
      <text:p text:style-name="P50"/>
      <text:h text:style-name="P60" text:outline-level="2">What Kinds of Aspects Are There?</text:h>
      <text:p text:style-name="P74">There’s an endless variety of aspects, but no matter what they’re called they all work pretty much the same way. The main difference is how long they stick around before going away.</text:p>
      <text:p text:style-name="P105"><text:span text:style-name="strong"><text:span text:style-name="T10">Character Aspects:</text:span></text:span><text:span text:style-name="T2"> These aspects are on your character sheet, such as your </text:span><text:a xlink:type="simple" xlink:href="#Anchor-26">high concept</text:a><text:span text:style-name="T2"> and </text:span><text:a xlink:type="simple" xlink:href="#Anchor-27">trouble</text:a><text:span text:style-name="T2">. They describe personality traits, important details about your past, relationships you have with others, important items or titles you possess, problems you’re dealing with or goals you’re working toward, or reputations and obligations you carry. These aspects only change under very unusual circumstances; most never will.</text:span></text:p>
      <text:p text:style-name="P91"><text:span text:style-name="T2">Examples: </text:span><text:span text:style-name="aspect"><text:span text:style-name="T5">Captain of the Skyship Nimbus</text:span></text:span><text:span text:style-name="T2">; </text:span><text:span text:style-name="aspect"><text:span text:style-name="T5">On the Run From the Knights of the Circle</text:span></text:span><text:span text:style-name="T2">;</text:span><text:span text:style-name="aspect"><text:span text:style-name="T5">Attention to Detail</text:span></text:span><text:span text:style-name="T2">; </text:span><text:span text:style-name="aspect"><text:span text:style-name="T5">I Must Protect My Brother</text:span></text:span></text:p>
      <text:p text:style-name="P105"><text:span text:style-name="strong"><text:span text:style-name="T10">Situation Aspects:</text:span></text:span><text:span text:style-name="T2"> These aspects describe the surroundings that the action is taking place in. This includes aspects you create or discover using the </text:span><text:span text:style-name="strong"><text:span text:style-name="T10">create an advantage</text:span></text:span><text:span text:style-name="T2"> action. A situation aspect usually vanishes at the end of the scene it was part of, or when someone takes some action that would change or get rid of it. Essentially, they last only as long as the situational element they represent lasts.</text:span></text:p>
      <text:p text:style-name="P50"/>
      <text:p text:style-name="P91"><text:span text:style-name="T2">Examples: </text:span><text:span text:style-name="aspect"><text:span text:style-name="T5">On Fire</text:span></text:span><text:span text:style-name="T2">; </text:span><text:span text:style-name="aspect"><text:span text:style-name="T5">Bright Sunlight</text:span></text:span><text:span text:style-name="T2">; </text:span><text:span text:style-name="aspect"><text:span text:style-name="T5">Crowd of Angry People</text:span></text:span><text:span text:style-name="T2">; </text:span><text:span text:style-name="aspect"><text:span text:style-name="T5">Knocked to the Ground</text:span></text:span></text:p>
      <text:p text:style-name="P3"><text:span text:style-name="T2">To get rid of a situation aspect, you can attempt an overcome action to eliminate it, provided you can think of a way your character could accomplish it—dump a bucket of water on the </text:span><text:span text:style-name="aspect"><text:span text:style-name="T5">Raging Fire</text:span></text:span><text:span text:style-name="T2">, use evasive maneuvers to escape the enemy fighter that’s </text:span><text:span text:style-name="aspect"><text:span text:style-name="T5">On Your Tail</text:span></text:span><text:span text:style-name="T2">. An opponent may use a Defend action to try to preserve the aspect, if they can describe how they do it.</text:span></text:p>
      <text:p text:style-name="P105"><text:span text:style-name="strong"><text:span text:style-name="T10">Consequences:</text:span></text:span><text:span text:style-name="T2"> These aspects represent injuries or other lasting trauma that happen when you get hit by attacks. </text:span><text:a xlink:type="simple" xlink:href="#Anchor-29">They go away slowly</text:a><text:span text:style-name="T2">, as described in </text:span><text:span text:style-name="chapter"><text:span text:style-name="T4">Ouch! Damage, Stress, and Consequences</text:span></text:span><text:span text:style-name="T2">.</text:span></text:p>
      <text:p text:style-name="P50"/>
      <text:p text:style-name="P91"><text:span text:style-name="T2">Examples: </text:span><text:span text:style-name="aspect"><text:span text:style-name="T5">Sprained Ankle</text:span></text:span><text:span text:style-name="T2">; </text:span><text:span text:style-name="aspect"><text:span text:style-name="T5">Fear of Spiders</text:span></text:span><text:span text:style-name="T2">; </text:span><text:span text:style-name="aspect"><text:span text:style-name="T5">Concussion</text:span></text:span><text:span text:style-name="T2">; </text:span><text:span text:style-name="aspect"><text:span text:style-name="T5">Debilitating Self-Doubt</text:span></text:span></text:p>
      <text:p text:style-name="P50"/>
      <text:p text:style-name="P105"><text:soft-page-break/><text:span text:style-name="strong"><text:span text:style-name="T10">Boosts:</text:span></text:span><text:span text:style-name="T2"> A boost is a temporary aspect that you get to use once (see </text:span><text:span text:style-name="chapter"><text:span text:style-name="T4">“What Do You Do With Aspects?”</text:span></text:span><text:span text:style-name="T2">next), then it vanishes. Unused boosts vanish when the scene they were created in is over or when the advantage they represent no longer exists. These represent very brief and fleeting advantages you get in conflicts with others.</text:span></text:p>
      <text:p text:style-name="P50"/>
      <text:p text:style-name="P91"><text:span text:style-name="T2">Examples: </text:span><text:span text:style-name="aspect"><text:span text:style-name="T5">In My Sights</text:span></text:span><text:span text:style-name="T2">; </text:span><text:span text:style-name="aspect"><text:span text:style-name="T5">Distracted</text:span></text:span><text:span text:style-name="T2">; </text:span><text:span text:style-name="aspect"><text:span text:style-name="T5">Unstable Footing</text:span></text:span><text:span text:style-name="T2">; </text:span><text:span text:style-name="aspect"><text:span text:style-name="T5">Rock in His Boot</text:span></text:span></text:p>
      <text:p text:style-name="P50"/>
      <text:p text:style-name="P96">PVP</text:p>
      <text:p text:style-name="P101">The only time that fate point might not go to the GM is when you’re in conflict with another player. If you are, and you invoke one of that player’s character aspects to help you out against them, they will get the fate point instead of the GM once the scene is over.</text:p>
      <text:p text:style-name="P50"/>
      <text:h text:style-name="P60" text:outline-level="2">What Do You Do With Aspects?</text:h>
      <text:p text:style-name="P2"><text:span text:style-name="T2">There are three big things you can do with aspects: </text:span><text:span text:style-name="strong"><text:span text:style-name="T10">invoke</text:span></text:span><text:span text:style-name="T2"> aspects, </text:span><text:span text:style-name="strong"><text:span text:style-name="T10">compel</text:span></text:span><text:span text:style-name="T2"> aspects, and use aspects to </text:span><text:span text:style-name="strong"><text:span text:style-name="T10">establish facts</text:span></text:span><text:span text:style-name="T2">.</text:span></text:p>
      <text:h text:style-name="P63" text:outline-level="3">Invoking Aspects</text:h>
      <text:p text:style-name="P2"><text:span text:style-name="T2">You </text:span><text:span text:style-name="term"><text:span text:style-name="T10">invoke</text:span></text:span><text:span text:style-name="T2"> an aspect to give yourself a bonus or make things a bit harder for your opponent. You can invoke any aspect that you a) know about, and b) can explain how you use it to your advantage—including aspects on other characters or on the situation. Normally, invoking an aspect costs you a fate point—hand one of your fate points to the GM. To invoke an aspect, you need to describe how that aspect helps you in your current situation.</text:span></text:p>
      <text:p text:style-name="P50"/>
      <text:list xml:id="list171352248" text:style-name="WWNum26">
        <text:list-item>
          <text:p text:style-name="P40"><text:span text:style-name="T3">I attack the zombie with my sword. I know zombies are </text:span><text:span text:style-name="aspect"><text:span text:style-name="T6">Sluggish</text:span></text:span><text:span text:style-name="T3">, so that should help me.</text:span></text:p>
        </text:list-item>
        <text:list-item>
          <text:p text:style-name="P40"><text:span text:style-name="T3">I really want to scare this guy. I’ve heard he’s </text:span><text:span text:style-name="aspect"><text:span text:style-name="T6">Scared of Mice</text:span></text:span><text:span text:style-name="T3">, so I’ll release a mouse in his bedroom.</text:span></text:p>
        </text:list-item>
        <text:list-item>
          <text:p text:style-name="P40"><text:span text:style-name="T3">Now that the guard’s </text:span><text:span text:style-name="aspect"><text:span text:style-name="T6">Distracted</text:span></text:span><text:span text:style-name="T3">, I should be able to sneak right by him.</text:span></text:p>
        </text:list-item>
        <text:list-item>
          <text:p text:style-name="P40"><text:span text:style-name="T3">This spell needs to be really powerful—I’m an </text:span><text:span text:style-name="aspect"><text:span text:style-name="T6">Archwizard of the Ancient Order</text:span></text:span><text:span text:style-name="T3">, and powerful spells are my bread and butter.</text:span></text:p>
        </text:list-item>
      </text:list>
      <text:p text:style-name="P50"/>
      <text:p text:style-name="P69"/>
      <text:p text:style-name="P74">What does invoking the aspect get you? Choose one of the following effects:</text:p>
      <text:list xml:id="list826549755" text:style-name="WWNum27">
        <text:list-item>
          <text:p text:style-name="P17">Add a +2 bonus to your total. This costs a fate point.</text:p>
        </text:list-item>
        <text:list-item>
          <text:p text:style-name="P41"><text:span text:style-name="T3">Reroll the dice. This option is best if you rolled really lousy (usually a −3 or −4 showing on the dice). </text:span><text:span text:style-name="T1">This costs a fate point.</text:span></text:p>
        </text:list-item>
        <text:list-item>
          <text:p text:style-name="P41"><text:span text:style-name="T3">Confront an opponent with the aspect. You use this option when your opponent is trying something and you think an existing aspect would make it harder for them. For instance, an alien thug wants to draw his blaster pistol, but he’s </text:span><text:span text:style-name="aspect"><text:span text:style-name="T6">Buried in Debris</text:span></text:span><text:span text:style-name="T3">; you spend a fate point to invoke that aspect, and now your opponent’s level of difficulty is increased by +2.</text:span></text:p>
        </text:list-item>
        <text:list-item>
          <text:p text:style-name="P17">Help an ally with the aspect. Use this option when a friend could use some help and you think an existing aspect would make it easier for them. You spend a fate point to invoke the aspect, and now your friend gets a +2 on their roll.</text:p>
        </text:list-item>
      </text:list>
      <text:p text:style-name="P3"><text:span text:style-name="emphasis"><text:span text:style-name="T4">Important:</text:span></text:span><text:span text:style-name="T2"> You can only invoke any aspect once on a given dice roll; you can’t spend a stack of fate points on one aspect and get a huge bonus from it. However, you </text:span><text:span text:style-name="emphasis"><text:span text:style-name="T4">can</text:span></text:span><text:span text:style-name="T2"> invoke several different aspects on the same roll.</text:span></text:p>
      <text:p text:style-name="P3"><text:span text:style-name="T2">If you’re invoking an aspect to add a bonus or reroll your dice, wait until </text:span><text:span text:style-name="emphasis"><text:span text:style-name="T4">after</text:span></text:span><text:span text:style-name="T2"> you’ve rolled to do it. No sense spending a fate point if you don’t need to!</text:span></text:p>
      <text:p text:style-name="P105"><text:soft-page-break/><text:span text:style-name="strong"><text:span text:style-name="T10">Free invocations:</text:span></text:span><text:span text:style-name="T2"> </text:span><text:a xlink:type="simple" xlink:href="#succeed-with-style">Sometimes you can invoke an aspect for free</text:a><text:span text:style-name="T2">, without paying a fate point. If you create or discover an aspect through the </text:span><text:span text:style-name="strong"><text:span text:style-name="T10">create an advantage</text:span></text:span><text:span text:style-name="T2"> action, the first invocation on it (by you or an ally) is free (if you succeeded with style, you get </text:span><text:span text:style-name="emphasis"><text:span text:style-name="T4">two</text:span></text:span><text:span text:style-name="T2"> freebies). If you cause a consequence through an attack, you or an ally can invoke it once for free. A </text:span><text:a xlink:type="simple" xlink:href="#Boosts"><text:span text:style-name="T10">boost</text:span></text:a><text:span text:style-name="T2"> is a special kind of aspect that grants one free invocation, then it vanishes.</text:span></text:p>
      <text:h text:style-name="P63" text:outline-level="3">Compelling Aspects</text:h>
      <text:p text:style-name="P2"><text:span text:style-name="T2">If you’re in a situation where having or being around a certain aspect means your character’s life is more dramatic or complicated, anyone can </text:span><text:span text:style-name="term"><text:span text:style-name="T10">compel</text:span></text:span><text:span text:style-name="T2"> the aspect. You can even compel it on yourself—that’s called a self-compel. Compels are the most common way for players to earn more fate points.</text:span></text:p>
      <text:p text:style-name="P81">There are two types of compels.</text:p>
      <text:p text:style-name="P105"><text:span text:style-name="strong"><text:span text:style-name="T10">Decision compels:</text:span></text:span><text:span text:style-name="T2"> This sort of compel suggests the answer to a decision your character has to make. If your character is </text:span><text:span text:style-name="aspect"><text:span text:style-name="T5">Princess of Alaria</text:span></text:span><text:span text:style-name="T2">, for example, you may need to stay to lead the defense of the Royal Alarian Castle rather than fleeing to safety. Or if you have a </text:span><text:span text:style-name="aspect"><text:span text:style-name="T5">Defiant Streak a Mile Wide</text:span></text:span><text:span text:style-name="T2">, maybe you can’t help but mouth off to the Dean of Discipline when he questions you.</text:span></text:p>
      <text:p text:style-name="P105"><text:span text:style-name="strong"><text:span text:style-name="T10">Event compels:</text:span></text:span><text:span text:style-name="T2"> Other times a compel reflects something happening that makes life more complicated for you. If you have </text:span><text:span text:style-name="aspect"><text:span text:style-name="T5">Strange Luck</text:span></text:span><text:span text:style-name="T2">, of course that spell you’re working on in class accidentally turns the dour Potions Master’s hair orange. If you </text:span><text:span text:style-name="aspect"><text:span text:style-name="T5">Owe Don Valdeon a Favor</text:span></text:span><text:span text:style-name="T2">, then Don Valdeon shows up and demands that you perform a service for him just when it’s least convenient.</text:span></text:p>
      <text:p text:style-name="P3"><text:span text:style-name="T2">In any case, when an aspect is compelled against you, the person compelling it offers you a fate point and suggests that the aspect has a certain effect—that you’ll make a certain decision or that a particular event will occur. You can discuss it back and forth, proposing tweaks or changes to the suggested compel. After a moment or two, you need to decide whether to accept the compel. If you agree, you take the fate point and your character makes the suggested decision or the event happens. If you refuse, you must </text:span><text:span text:style-name="emphasis"><text:span text:style-name="T4">pay</text:span></text:span><text:span text:style-name="T2"> a fate point from your own supply. Yes, this means that if you don’t have any fate points, you can’t refuse a compel!</text:span></text:p>
      <text:p text:style-name="P50"/>
      <text:p text:style-name="sidebar-header">How Many Fate Points Does the GM Get?</text:p>
      <text:p text:style-name="P101">As GM, you don’t need to track fate points for each NPC, but that doesn’t mean you get an unlimited number. Start each scene with a pool of one fate point per PC that’s in the scene. Spend fate points from this pool to invoke aspects (and consequences) against the PCs. When it’s empty, you can’t invoke aspects against them.</text:p>
      <text:p text:style-name="P101">How can you increase the size of your pool? When a player compels one of an NPC’s aspects, add the fate point to your pool. If that compel ends the scene, or when an NPC gives in, instead add those fate points to your pool at the start of the next scene.</text:p>
      <text:p text:style-name="P101">Fate points you award for compels do NOT come from this pool. You never have to worry about running out of fate points to award for compels.</text:p>
      <text:p text:style-name="P50"/>
      <text:h text:style-name="P63" text:outline-level="3">Establishing Facts</text:h>
      <text:p text:style-name="P2"><text:span text:style-name="T2">The final thing that aspects can do is </text:span><text:span text:style-name="term"><text:span text:style-name="T10">establish facts</text:span></text:span><text:span text:style-name="T2"> in the game. You don’t have to spend any fate points, roll dice, or anything to make this happen—just by virtue of having the aspect </text:span><text:span text:style-name="aspect"><text:span text:style-name="T5">Ruddy Duck’s Pilot</text:span></text:span><text:span text:style-name="T2">, you’ve established that your character is a pilot and that you fly a plane named the </text:span><text:span text:style-name="emphasis"><text:span text:style-name="T4">Ruddy Duck</text:span></text:span><text:span text:style-name="T2">. Having the aspect </text:span><text:span text:style-name="aspect"><text:span text:style-name="T5">Mortal Enemy: The Red Ninjas</text:span></text:span><text:span text:style-name="T2"> establishes that the setting has an organization called the Red Ninjas and that they’re after you for some reason. If you take the aspect </text:span><text:span text:style-name="aspect"><text:span text:style-name="T5">Sorcerer of the Mysterious Circle</text:span></text:span><text:span text:style-name="T2">, you not only establish that there’s a group of sorcerers called the Mysterious Circle, but that </text:span><text:span text:style-name="emphasis"><text:span text:style-name="T4">magic exists in the setting and that you can perform it</text:span></text:span><text:span text:style-name="T2">.</text:span></text:p>
      <text:p text:style-name="P81">When you establish facts of the setting this way, make sure you do it in cooperation with other players. If most people want to play in a setting without magic, you shouldn’t unilaterally bring magic into it through an aspect. Make sure that the facts you establish through your aspects make the game fun for everyone.</text:p>
      <text:p text:style-name="P5"><text:soft-page-break/><text:line-break/></text:p>
      <text:h text:style-name="P60" text:outline-level="2">Composing Good Aspects</text:h>
      <text:p text:style-name="P5"/>
      <text:p text:style-name="P74">When you need to think of a good aspect (we’re mainly talking about character and situation aspects here), think about two things:</text:p>
      <text:list xml:id="list1575612552" text:style-name="WWNum28">
        <text:list-item>
          <text:p text:style-name="P18">How the aspect might help you—when you’d invoke it.</text:p>
        </text:list-item>
        <text:list-item>
          <text:p text:style-name="P18">How it might hurt you—when it would be compelled against you.</text:p>
        </text:list-item>
      </text:list>
      <text:p text:style-name="P3">For example:</text:p>
      <text:p text:style-name="P50"/>
      <text:p text:style-name="P108"><text:span text:style-name="aspect"><text:span text:style-name="T5">I’ll Get You, von Stendahl!</text:span></text:span></text:p>
      <text:list xml:id="list639554098" text:style-name="WWNum29">
        <text:list-item>
          <text:p text:style-name="P19">Invoke this when acting against von Stendahl to improve your chances.</text:p>
        </text:list-item>
        <text:list-item>
          <text:p text:style-name="P19">Get a fate point when your dislike for von Stendahl makes you do something foolish to try to get him.</text:p>
        </text:list-item>
      </text:list>
      <text:p text:style-name="P108"><text:span text:style-name="aspect"><text:span text:style-name="T13">Hair Trigger Nerves</text:span></text:span></text:p>
      <text:list xml:id="list1337882452" text:style-name="WWNum30">
        <text:list-item>
          <text:p text:style-name="P20">Invoke this when being extra vigilant and careful would help you.</text:p>
        </text:list-item>
        <text:list-item>
          <text:p text:style-name="P20">Get a fate point when this causes you to be jumpy and be distracted by threats that aren’t really there.</text:p>
        </text:list-item>
      </text:list>
      <text:p text:style-name="P50"/>
      <text:p text:style-name="P81">Obviously, your trouble aspect is supposed to cause problems—and thereby make your character’s life more interesting and get you fate points—so it’s okay if that one’s a little more one-dimensional, but other character and situation aspects should be double-edged.</text:p>
      <text:h text:style-name="P56" text:outline-level="1">Stunts</text:h>
      <text:p text:style-name="P2"><text:span text:style-name="term"><text:span text:style-name="T10">Stunts</text:span></text:span><text:span text:style-name="T2"> are tricks, maneuvers, or techniques your character has that change how an approach works for your character. Generally this means </text:span><text:a xlink:type="simple" xlink:href="#Anchor-15">you get a bonus in certain situations</text:a><text:span text:style-name="T2">, but sometimes it gives you some other ability or characteristic. A stunt can also reflect specialized, high-quality, or exotic equipment that your character has access to that gives them a frequent edge over other characters.</text:span></text:p>
      <text:p text:style-name="P81">There’s no definitive list of stunts that you pick from; much like aspects, everyone composes their own stunts. There are two basic templates to guide you in composing your stunts, so you do have something to work from.</text:p>
      <text:p text:style-name="P81">The first type of stunt gives you a +2 bonus when you use a certain approach in a certain situation. Use this template:</text:p>
      <text:p text:style-name="P3"><text:span text:style-name="T2">Because I </text:span><text:span text:style-name="strong"><text:span text:style-name="T10">[describe some way that you are exceptional, have a cool bit of gear, or are otherwise awesome]</text:span></text:span><text:span text:style-name="T2">, I get a +2 when I </text:span><text:span text:style-name="strong"><text:span text:style-name="T10">[pick one: Carefully, Cleverly, Flashily, Forcefully, Quickly, Sneakily][pick one: attack, defend, create advantages, overcome]</text:span></text:span><text:span text:style-name="T2"> when </text:span><text:span text:style-name="strong"><text:span text:style-name="T10">[describe a circumstance]</text:span></text:span><text:span text:style-name="T2">.</text:span></text:p>
      <text:p text:style-name="P3">For example:</text:p>
      <text:list xml:id="list335956335" text:style-name="WWNum31">
        <text:list-item>
          <text:p text:style-name="P42"><text:span text:style-name="T3">Because I </text:span><text:span text:style-name="strong"><text:span text:style-name="T8">am a Smooth Talker</text:span></text:span><text:span text:style-name="T3">, I get a +2 when I </text:span><text:span text:style-name="strong"><text:span text:style-name="T8">Sneakily create advantages</text:span></text:span><text:span text:style-name="T3"> when </text:span><text:span text:style-name="strong"><text:span text:style-name="T8">I’m in conversation with someone</text:span></text:span><text:span text:style-name="T3">.</text:span></text:p>
        </text:list-item>
        <text:list-item>
          <text:p text:style-name="P42"><text:span text:style-name="T3">Because I </text:span><text:span text:style-name="strong"><text:span text:style-name="T8">am a Lover of Puzzles</text:span></text:span><text:span text:style-name="T3">, I get a +2 when I </text:span><text:span text:style-name="strong"><text:span text:style-name="T8">Cleverly overcome obstacles</text:span></text:span><text:span text:style-name="T3"> when </text:span><text:span text:style-name="strong"><text:span text:style-name="T8">I am presented with a puzzle, riddle, or similar conundrum</text:span></text:span><text:span text:style-name="T3">.</text:span></text:p>
        </text:list-item>
        <text:list-item>
          <text:p text:style-name="P42"><text:span text:style-name="T3">Because I </text:span><text:span text:style-name="strong"><text:span text:style-name="T8">am a World-Class Duelist</text:span></text:span><text:span text:style-name="T3">, I get a +2 when I </text:span><text:span text:style-name="strong"><text:span text:style-name="T8">Flashily attack</text:span></text:span><text:span text:style-name="T3"> when </text:span><text:span text:style-name="strong"><text:span text:style-name="T8">engaged in a one-on-one swordfight</text:span></text:span><text:span text:style-name="T3">.</text:span></text:p>
        </text:list-item>
        <text:list-item>
          <text:p text:style-name="P42"><text:span text:style-name="T3">Because I </text:span><text:span text:style-name="strong"><text:span text:style-name="T8">have a Big Kite Shield</text:span></text:span><text:span text:style-name="T3">, I get a +2 when I </text:span><text:span text:style-name="strong"><text:span text:style-name="T8">Forcefully defend</text:span></text:span><text:span text:style-name="T3"> when </text:span><text:span text:style-name="strong"><text:span text:style-name="T8">I use my shield in close combat</text:span></text:span><text:span text:style-name="T3">.</text:span></text:p>
        </text:list-item>
      </text:list>
      <text:p text:style-name="P3"><text:soft-page-break/><text:span text:style-name="T2">Sometimes, if the circumstance is especially restrictive, you can apply the stunt to both the create an advantage action </text:span><text:span text:style-name="emphasis"><text:span text:style-name="T4">and</text:span></text:span><text:span text:style-name="T2"> the overcome action.</text:span></text:p>
      <text:p text:style-name="P81">The second type of stunt lets you make something true, do something cool, or otherwise ignore the usual rules in some way. Use this template:</text:p>
      <text:p text:style-name="P3"><text:span text:style-name="T2">Because I </text:span><text:span text:style-name="strong"><text:span text:style-name="T10">[describe some way that you are exceptional, have a cool bit of gear, or are otherwise awesome]</text:span></text:span><text:span text:style-name="T2">, once per game session I can </text:span><text:span text:style-name="strong"><text:span text:style-name="T10">[describe something cool you can do]</text:span></text:span><text:span text:style-name="T2">.</text:span></text:p>
      <text:p text:style-name="P3">For example:</text:p>
      <text:list xml:id="list1246177481" text:style-name="WWNum32">
        <text:list-item>
          <text:p text:style-name="P43"><text:span text:style-name="T3">Because I </text:span><text:span text:style-name="strong"><text:span text:style-name="T8">am Well Connected</text:span></text:span><text:span text:style-name="T3">, once per game session I can </text:span><text:span text:style-name="strong"><text:span text:style-name="T8">find a helpful ally in just the right place</text:span></text:span><text:span text:style-name="T3">.</text:span></text:p>
        </text:list-item>
        <text:list-item>
          <text:p text:style-name="P43"><text:span text:style-name="T3">Because I </text:span><text:span text:style-name="strong"><text:span text:style-name="T8">am Quick on the Draw</text:span></text:span><text:span text:style-name="T3">, once per game session I can </text:span><text:span text:style-name="strong"><text:span text:style-name="T8">choose to go first in a physical conflict</text:span></text:span><text:span text:style-name="T3">.</text:span></text:p>
        </text:list-item>
        <text:list-item>
          <text:p text:style-name="P43"><text:span text:style-name="T3">Because I </text:span><text:span text:style-name="strong"><text:span text:style-name="T8">can Run Circles Around a Leopard</text:span></text:span><text:span text:style-name="T3">, once per game session I can </text:span><text:span text:style-name="strong"><text:span text:style-name="T8">show up anywhere I want to, provided I could run there, no matter where I started</text:span></text:span><text:span text:style-name="T3">.</text:span></text:p>
        </text:list-item>
      </text:list>
      <text:p text:style-name="P50"/>
      <text:p text:style-name="P3"><text:span text:style-name="T2">These templates exist to give you an idea of how stunts should be constructed, but don’t feel constrained to follow them exactly if you have a good idea. If you’d like to read more about the construction of stunts, see </text:span><text:span text:style-name="chapter"><text:span text:style-name="T4">Skills and Stunts</text:span></text:span><text:span text:style-name="T2"> in </text:span><text:span text:style-name="book-title"><text:span text:style-name="T4">Fate Core</text:span></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legreya" svg:font-family="Alegreya" style:font-adornments="Regular" style:font-pitch="variable"/>
    <style:font-face style:name="Alegreya SC" svg:font-family="'Alegreya SC'" style:font-adornments="Bold" style:font-pitch="variable"/>
    <style:font-face style:name="Titillium" svg:font-family="Titillium" style:font-adornments="Regular" style:font-pitch="variable"/>
    <style:font-face style:name="Titillium1" svg:font-family="Titillium" style:font-adornments="Regular Italic" style:font-pitch="variable"/>
    <style:font-face style:name="Titillium2" svg:font-family="Titillium" style:font-adornments="Semibold" style:font-pitch="variable"/>
    <style:font-face style:name="Titillium Bd" svg:font-family="'Titillium Bd'" style:font-adornments="Bold"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true" style:font-name-asian="Droid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fo:background-color="transparent" style:writing-mode="lr-tb">
        <style:background-image/>
      </style:paragraph-properties>
      <style:text-properties style:use-window-font-color="true" style:font-name="Alegreya" fo:font-size="10.5pt" style:font-size-asian="12pt" style:language-asian="it" style:country-asian="I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list-style-name="" style:class="text">
      <style:paragraph-properties fo:margin-top="0.176cm" fo:margin-bottom="0.176cm"/>
      <style:text-properties style:font-name="Titillium Bd" fo:font-size="18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76cm" fo:margin-bottom="0.176cm"/>
      <style:text-properties style:font-name="Titillium Bd" fo:font-size="15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76cm" fo:margin-bottom="0.176cm"/>
      <style:text-properties style:font-name="Titillium Bd" fo:font-size="12pt" fo:font-weight="bold" style:font-size-asian="13.5pt" style:font-weight-asian="bold" style:font-size-complex="13.5pt" style:font-weight-complex="bold"/>
    </style:style>
    <style:style style:name="Normal_20__28_Web_29_" style:display-name="Normal (Web)" style:family="paragraph" style:parent-style-name="Standard" style:default-outline-level="">
      <style:paragraph-properties fo:margin-top="0.176cm" fo:margin-bottom="0.176cm"/>
      <style:text-properties fo:font-size="10.5pt"/>
    </style:style>
    <style:style style:name="normal-first" style:family="paragraph" style:parent-style-name="Standard" style:default-outline-level="" style:master-page-name="">
      <style:paragraph-properties fo:margin-top="0.176cm" fo:margin-bottom="0.176cm" fo:text-align="justify" style:justify-single-word="false" fo:hyphenation-ladder-count="no-limit" style:page-number="auto"/>
      <style:text-properties fo:font-size="10.5pt" fo:hyphenate="true" fo:hyphenation-remain-char-count="4" fo:hyphenation-push-char-count="4"/>
    </style:style>
    <style:style style:name="normal" style:family="paragraph" style:parent-style-name="Standard" style:default-outline-level="">
      <style:paragraph-properties fo:margin-top="0.176cm" fo:margin-bottom="0.176cm" fo:text-align="justify" style:justify-single-word="false"/>
      <style:text-properties fo:font-size="10.5pt"/>
    </style:style>
    <style:style style:name="example" style:family="paragraph" style:parent-style-name="Standard" style:default-outline-level="">
      <style:paragraph-properties fo:margin-top="0.176cm" fo:margin-bottom="0.176cm" fo:background-color="#ffff99">
        <style:background-image/>
      </style:paragraph-properties>
      <style:text-properties style:font-name="Titillium1" fo:font-style="italic"/>
    </style:style>
    <style:style style:name="sidebar-header" style:family="paragraph" style:parent-style-name="Standard" style:default-outline-level="">
      <style:paragraph-properties fo:margin-top="0cm" fo:margin-bottom="0cm" fo:background-color="#000000">
        <style:background-image/>
      </style:paragraph-properties>
      <style:text-properties fo:color="#ffffff" style:font-name="Titillium Bd" fo:font-size="12pt" fo:font-weight="bold"/>
    </style:style>
    <style:style style:name="sidebar-body" style:family="paragraph" style:parent-style-name="Standard" style:default-outline-level="">
      <style:paragraph-properties fo:margin-top="0cm" fo:margin-bottom="0cm" fo:background-color="#e6e6e6" fo:padding="0.199cm" fo:border="0.06pt solid #e6e6e6" style:shadow="none">
        <style:background-image/>
      </style:paragraph-properties>
      <style:text-properties style:font-name="Titillium" fo:font-size="10pt"/>
    </style:style>
    <style:style style:name="sidebar-body-first" style:family="paragraph" style:parent-style-name="Standard" style:default-outline-level="">
      <style:paragraph-properties fo:margin-top="0cm" fo:margin-bottom="0cm" fo:background-color="#e6e6e6">
        <style:background-image/>
      </style:paragraph-properties>
      <style:text-properties style:font-name="Titillium" fo:font-size="11pt"/>
    </style:style>
    <style:style style:name="inline-header--ih-" style:family="paragraph" style:parent-style-name="Standard" style:default-outline-level="">
      <style:paragraph-properties fo:margin-top="0.176cm" fo:margin-bottom="0.176cm"/>
    </style:style>
    <style:style style:name="example-start" style:family="paragraph" style:parent-style-name="Standard" style:default-outline-level="">
      <style:paragraph-properties fo:margin-top="0.176cm" fo:margin-bottom="0.176cm" fo:background-color="#ffff99">
        <style:background-image/>
      </style:paragraph-properties>
      <style:text-properties style:font-name="Titillium Bd" fo:font-size="11pt" fo:font-weight="bold"/>
    </style:style>
    <style:style style:name="heading-3" style:family="paragraph" style:parent-style-name="Standard" style:default-outline-level="">
      <style:paragraph-properties fo:margin-top="0.176cm" fo:margin-bottom="0.176cm" fo:text-align="center" style:justify-single-word="false" fo:padding="0.049cm" fo:border-left="none" fo:border-right="none" fo:border-top="none" fo:border-bottom="0.06pt solid #000000" style:shadow="none"/>
      <style:text-properties style:font-name="Alegreya SC" fo:font-weight="bold"/>
    </style:style>
    <style:style style:name="mookstats" style:family="paragraph" style:parent-style-name="Standard" style:default-outline-level="">
      <style:paragraph-properties fo:margin-top="0.176cm" fo:margin-bottom="0.176cm" fo:background-color="#99ccff">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4pt" fo:font-weight="bold" style:letter-kerning="true" style:font-size-asian="24pt" style:language-asian="it" style:country-asian="IT" style:font-weight-asian="bold" style:font-name-complex="Times New Roman1" style:font-size-complex="24pt" style:font-weight-complex="bold"/>
    </style:style>
    <style:style style:name="Heading_20_2_20_Char" style:display-name="Heading 2 Char" style:family="text" style:parent-style-name="Default_20_Paragraph_20_Font">
      <style:text-properties style:font-name="Times New Roman" fo:font-size="18pt" fo:font-weight="bold" style:font-size-asian="18pt" style:language-asian="it" style:country-asian="IT" style:font-weight-asian="bold" style:font-name-complex="Times New Roman1" style:font-size-complex="18pt" style:font-weight-complex="bold"/>
    </style:style>
    <style:style style:name="Heading_20_3_20_Char" style:display-name="Heading 3 Char" style:family="text" style:parent-style-name="Default_20_Paragraph_20_Font">
      <style:text-properties style:font-name="Times New Roman" fo:font-size="13.5pt" fo:font-weight="bold" style:font-size-asian="13.5pt" style:language-asian="it" style:country-asian="IT" style:font-weight-asian="bold" style:font-name-complex="Times New Roman1" style:font-size-complex="13.5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become-running-footer-text" style:family="text" style:parent-style-name="Default_20_Paragraph_20_Font"/>
    <style:style style:name="emphasis" style:family="text" style:parent-style-name="Default_20_Paragraph_20_Font"/>
    <style:style style:name="book-title" style:family="text" style:parent-style-name="Default_20_Paragraph_20_Font"/>
    <style:style style:name="strong" style:family="text" style:parent-style-name="Default_20_Paragraph_20_Font"/>
    <style:style style:name="term" style:family="text" style:parent-style-name="Default_20_Paragraph_20_Font"/>
    <style:style style:name="internet-link" style:family="text" style:parent-style-name="Default_20_Paragraph_20_Font"/>
    <style:style style:name="chapter" style:family="text" style:parent-style-name="Default_20_Paragraph_20_Font"/>
    <style:style style:name="aspect" style:family="text" style:parent-style-name="Default_20_Paragraph_20_Font"/>
    <style:style style:name="emphasis-sidebar" style:family="text" style:parent-style-name="Default_20_Paragraph_20_Font"/>
    <style:style style:name="strong-sidebar" style:family="text" style:parent-style-name="Default_20_Paragraph_20_Font"/>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si</meta:initial-creator>
    <meta:editing-cycles>4</meta:editing-cycles>
    <meta:creation-date>2013-09-22T06:57:00</meta:creation-date>
    <dc:date>2013-09-22T17:33:12</dc:date>
    <meta:editing-duration>PT16M11S</meta:editing-duration>
    <meta:generator>LibreOffice/3.5$Linux_X86_64 LibreOffice_project/350m1$Build-2</meta:generator>
    <meta:document-statistic meta:table-count="0" meta:image-count="0" meta:object-count="0" meta:page-count="5" meta:paragraph-count="77" meta:word-count="2448" meta:character-count="13600" meta:non-whitespace-character-count="1124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